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376" calcext:value-type="float">
            <text:p>33.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4496" calcext:value-type="float">
            <text:p>29.1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5464" calcext:value-type="float">
            <text:p>27.7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7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7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190</text:p>
          </table:table-cell>
          <table:table-cell office:value-type="string" calcext:value-type="string">
            <text:p>7N 38W 17C:47423</text:p>
          </table:table-cell>
          <table:table-cell office:value-type="string" calcext:value-type="string">
            <text:p>197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